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45" style:family="table-cell" style:parent-style-name="Default">
      <style:table-cell-properties fo:background-color="#dddddd" fo:border="0.74pt solid #000000"/>
    </style:style>
    <style:style style:name="ce29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40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5" office:value-type="string" calcext:value-type="string">
            <text:p>dummy</text:p>
          </table:table-cell>
          <table:table-cell table:style-name="ce39" table:formula="of:=COUNTIF( book_list; [.D3] )" office:value-type="float" office:value="1" calcext:value-type="float">
            <text:p>1</text:p>
          </table:table-cell>
          <table:table-cell table:number-columns-repeated="6" table:style-name="ce45" office:value-type="string" calcext:value-type="string">
            <text:p>dummy</text:p>
          </table:table-cell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4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</text:p>
          </table:table-cell>
          <table:table-cell table:style-name="ce29"/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29"/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29"/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</text:p>
          </table:table-cell>
          <table:table-cell table:style-name="ce29"/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29"/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29"/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29"/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29"/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29"/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29"/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29"/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29"/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29"/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29"/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29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29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29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29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29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29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29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29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29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29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29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29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29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29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29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29"/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29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29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29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29"/>
          <table:table-cell table:style-name="ce39" table:formula="of:=COUNTIF( book_list; [.D3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9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29" office:value-type="string" calcext:value-type="string">
            <text:p>Advanced Game Design: A Systems Approach</text:p>
          </table:table-cell>
          <table:table-cell table:style-name="ce39" table:formula="of:=COUNTIF( book_list; [.D4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0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3:21:44.7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8T13:42:33.929000000</dc:date>
    <meta:editing-duration>P1DT3H17M55S</meta:editing-duration>
    <meta:editing-cycles>529</meta:editing-cycles>
    <meta:document-statistic meta:table-count="1" meta:cell-count="29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		
		
		
		'
		' Year
		'
		current_year = Year( sheet.getCellByPosition( 2, current_y ).Value )
		If current_year &lt;&gt; last_year Then
		
			out_file.WriteLine( "####" &amp; " " &amp; "${\sf\color{RubineRed} {" &amp; current_year &amp; "}}$" )
			
			last_year = current_year
			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Sort
		'
			'
			' Range
			'
			Dim range4sort
				range4sort = sheet.getCellRangeByPosition( StartX, StartY, active_area.w, active_area.h )
				
			'
		    ' Sort Field
		    '
		    Dim sort_field(0) as new com.sun.star.util.SortField
				sort_field(0).Field = 2
			    sort_field(0).SortAscending = TRUE
			    sort_field(0).FieldType = com.sun.star.util.SortFieldType.ALPHANUMERIC 'com.sun.star.util.SortFieldTypeNUMERIC
		    
		    '
		    ' Description
		    '
		    Dim sort_description(0) as new com.sun.star.beans.PropertyValue
			    sort_description(0).Name = "SortFields"
			    sort_description(0).Value = sort_field()
		    
		    '
		    ' Do
		    '
		    range4sort.Sort( sort_description()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